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oppins" svg:font-family="Poppi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753cm" fo:margin-left="1.247cm" table:align="left"/>
    </style:style>
    <style:style style:name="Tabla1.A" style:family="table-column">
      <style:table-column-properties style:column-width="1.505cm"/>
    </style:style>
    <style:style style:name="Tabla1.B" style:family="table-column">
      <style:table-column-properties style:column-width="2.461cm"/>
    </style:style>
    <style:style style:name="Tabla1.C" style:family="table-column">
      <style:table-column-properties style:column-width="2.745cm"/>
    </style:style>
    <style:style style:name="Tabla1.D" style:family="table-column">
      <style:table-column-properties style:column-width="2.279cm"/>
    </style:style>
    <style:style style:name="Tabla1.E" style:family="table-column">
      <style:table-column-properties style:column-width="2.362cm"/>
    </style:style>
    <style:style style:name="Tabla1.F" style:family="table-column">
      <style:table-column-properties style:column-width="2.032cm"/>
    </style:style>
    <style:style style:name="Tabla1.G" style:family="table-column">
      <style:table-column-properties style:column-width="2.371cm"/>
    </style:style>
    <style:style style:name="Tabla1.A1" style:family="table-cell">
      <style:table-cell-properties style:vertical-align="middle" fo:padding="0.049cm" fo:border="none"/>
    </style:style>
    <style:style style:name="Tabla2" style:family="table">
      <style:table-properties style:width="4.009cm" table:align="center"/>
    </style:style>
    <style:style style:name="Tabla2.A" style:family="table-column">
      <style:table-column-properties style:column-width="1.605cm"/>
    </style:style>
    <style:style style:name="Tabla2.B" style:family="table-column">
      <style:table-column-properties style:column-width="2.404cm"/>
    </style:style>
    <style:style style:name="Tabla2.A1" style:family="table-cell">
      <style:table-cell-properties style:vertical-align="middle" fo:padding="0.049cm" fo:border="none"/>
    </style:style>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style:text-properties style:font-name="Calibri"/>
    </style:style>
    <style:style style:name="P3" style:family="paragraph" style:parent-style-name="Standard" style:list-style-name="L1">
      <style:paragraph-properties fo:margin-top="0cm" fo:margin-bottom="0.199cm"/>
      <style:text-properties style:font-name="Calibri"/>
    </style:style>
    <style:style style:name="P4" style:family="paragraph" style:parent-style-name="Standard" style:list-style-name="L2">
      <style:paragraph-properties fo:margin-top="0cm" fo:margin-bottom="0.199cm"/>
      <style:text-properties style:font-name="Calibri"/>
    </style:style>
    <style:style style:name="P5" style:family="paragraph" style:parent-style-name="Standard">
      <style:paragraph-properties fo:margin-top="0cm" fo:margin-bottom="0.199cm"/>
      <style:text-properties style:font-name="Calibri" fo:font-weight="bold" style:font-weight-asian="bold" style:font-weight-complex="bold"/>
    </style:style>
    <style:style style:name="P6" style:family="paragraph" style:parent-style-name="Standard">
      <style:paragraph-properties fo:margin-top="0cm" fo:margin-bottom="0.199cm" fo:text-align="center" style:justify-single-word="false"/>
      <style:text-properties style:font-name="Calibri" fo:font-weight="bold" style:font-weight-asian="bold" style:font-weight-complex="bold"/>
    </style:style>
    <style:style style:name="P7" style:family="paragraph" style:parent-style-name="Standard" style:list-style-name="L5">
      <style:paragraph-properties fo:margin-top="0cm" fo:margin-bottom="0.199cm"/>
      <style:text-properties style:font-name="Calibri"/>
    </style:style>
    <style:style style:name="P8" style:family="paragraph" style:parent-style-name="Standard" style:list-style-name="L1">
      <style:paragraph-properties fo:margin-top="0cm" fo:margin-bottom="0.199cm"/>
    </style:style>
    <style:style style:name="P9" style:family="paragraph" style:parent-style-name="Standard" style:list-style-name="L1">
      <style:paragraph-properties fo:margin-top="0cm" fo:margin-bottom="0.199cm">
        <style:tab-stops/>
      </style:paragraph-properties>
    </style:style>
    <style:style style:name="P10" style:family="paragraph" style:parent-style-name="Standard" style:list-style-name="L1">
      <style:paragraph-properties fo:margin-top="0cm" fo:margin-bottom="0.199cm" fo:break-before="page"/>
    </style:style>
    <style:style style:name="P11" style:family="paragraph" style:parent-style-name="Standard">
      <style:paragraph-properties fo:margin-left="1.251cm" fo:margin-right="0cm" fo:margin-top="0cm" fo:margin-bottom="0.199cm" fo:text-indent="0cm" style:auto-text-indent="false"/>
      <style:text-properties style:font-name="Calibri"/>
    </style:style>
    <style:style style:name="P12" style:family="paragraph" style:parent-style-name="Standard">
      <style:paragraph-properties fo:margin-left="0cm" fo:margin-right="0cm" fo:margin-top="0cm" fo:margin-bottom="0.199cm" fo:text-indent="0cm" style:auto-text-indent="false"/>
      <style:text-properties style:font-name="Calibri"/>
    </style:style>
    <style:style style:name="P13" style:family="paragraph" style:parent-style-name="Parrafo-Standard">
      <style:paragraph-properties fo:break-before="page"/>
    </style:style>
    <style:style style:name="P14" style:family="paragraph" style:parent-style-name="Table_20_Contents">
      <style:text-properties style:font-name="Calibri"/>
    </style:style>
    <style:style style:name="P15" style:family="paragraph" style:parent-style-name="Table_20_Contents">
      <style:paragraph-properties fo:text-align="center" style:justify-single-word="false"/>
    </style:style>
    <style:style style:name="P16" style:family="paragraph" style:parent-style-name="Table_20_Heading">
      <style:text-properties style:font-name="Calibri"/>
    </style:style>
    <style:style style:name="P17" style:family="paragraph" style:parent-style-name="Table_20_Heading">
      <style:paragraph-properties fo:text-align="center" style:justify-single-word="false"/>
    </style:style>
    <style:style style:name="T1" style:family="text">
      <style:text-properties fo:font-variant="normal" fo:text-transform="none" fo:color="#212529" style:font-name="Poppins" fo:font-size="11.25pt" fo:letter-spacing="normal" fo:font-style="normal" fo:font-weight="normal"/>
    </style:style>
    <style:style style:name="T2" style:family="text">
      <style:text-properties fo:font-variant="normal" fo:text-transform="none" fo:color="#212529" fo:font-size="11.25pt" fo:letter-spacing="normal" fo:font-style="normal" fo:font-weight="normal"/>
    </style:style>
    <style:style style:name="T3" style:family="text">
      <style:text-properties fo:font-variant="normal" fo:text-transform="none" fo:color="#212529" fo:font-size="11.25pt" fo:letter-spacing="normal" fo:font-style="normal" fo:font-weight="bold" style:font-weight-asian="bold" style:font-weight-complex="bold"/>
    </style:style>
    <style:style style:name="T4" style:family="text">
      <style:text-properties fo:font-variant="normal" fo:text-transform="none" fo:color="#212529" fo:font-size="11.25pt" fo:letter-spacing="normal" fo:font-style="italic" fo:font-weight="normal" style:font-style-asian="italic" style:font-style-complex="italic"/>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etalles de la tarea de esta unidad.</text:p>
      <text:p text:style-name="P1"/>
      <text:p text:style-name="P1">Usr:<text:tab/>BD05_tarea</text:p>
      <text:p text:style-name="P1">pass:<text:tab/>admin</text:p>
      <text:p text:style-name="P5">Enunciado.</text:p>
      <text:p text:style-name="P1">Antes de empezar a realizar los ejercicios debes crear las tablas necesarias. Para ello debes utilizar el archivo <text:a xlink:type="simple" xlink:href="../BD05_CreaTablasTarea.sql" text:style-name="Internet_20_link" text:visited-style-name="Visited_20_Internet_20_Link">BD05_CreaTablasTarea.sql</text:a> (0.01 MB) y en Archivos de Comandos SQL debes cargarlo y ejecutarlo.</text:p>
      <text:p text:style-name="P1"/>
      <text:list xml:id="list8583756560040331653" text:style-name="L1">
        <text:list-item>
          <text:p text:style-name="P8"><text:span text:style-name="Parrafo-Standard">Inserta un registro nuevo en la tabla PROFESORADO utilizando la herramienta gráfica Application Express que ofrece Oracle Database Express. Los datos deben ser los siguientes:</text:span></text:p>
          <text:list>
            <text:list-item>
              <text:p text:style-name="P3"><text:span text:style-name="Parrafo-Standard">Codigo: 1</text:span></text:p>
            </text:list-item>
            <text:list-item>
              <text:p text:style-name="P8"><text:span text:style-name="Parrafo-Standard">Nombre: NURIA</text:span></text:p>
            </text:list-item>
            <text:list-item>
              <text:p text:style-name="P3"><text:span text:style-name="Parrafo-Standard">Apellidos: ANERO GONZALEZ</text:span></text:p>
            </text:list-item>
            <text:list-item>
              <text:p text:style-name="P3"><text:span text:style-name="Parrafo-Standard">DNI: 58328033X</text:span></text:p>
            </text:list-item>
            <text:list-item>
              <text:p text:style-name="P3"><text:span text:style-name="Parrafo-Standard">Especialidad: MATEMATICAS</text:span></text:p>
            </text:list-item>
            <text:list-item>
              <text:p text:style-name="P3"><text:span text:style-name="Parrafo-Standard">Fecha_Nac: 22/02/1972</text:span></text:p>
            </text:list-item>
            <text:list-item>
              <text:p text:style-name="P3"><text:span text:style-name="Parrafo-Standard">Antiguedad: 9</text:span></text:p>
            </text:list-item>
          </text:list>
        </text:list-item>
      </text:list>
      <text:p text:style-name="P11"><text:span text:style-name="Parrafo-Standard">Debes entregar una captura de pantalla de la ventana en la que estás introduciendo los datos, justo antes de pulsar el botón para guardarlos.</text:span></text:p>
      <text:p text:style-name="P11"><text:span text:style-name="Parrafo-Standard"/></text:p>
      <text:list xml:id="list40533729" text:continue-numbering="true" text:style-name="L1">
        <text:list-item>
          <text:p text:style-name="P8"><text:bookmark text:name="yui_3_17_2_1_1645467072321_59"/><text:bookmark text:name="yui_3_17_2_1_1645467072321_60"/><text:span text:style-name="Parrafo-Standard"><text:span text:style-name="T2">Inserta varios registros más en la tabla </text:span></text:span><text:span text:style-name="Parrafo-Standard"><text:span text:style-name="T3">PROFESORADO</text:span></text:span><text:span text:style-name="Parrafo-Standard"><text:span text:style-name="T2"> utilizando sentencias SQL. En la entrega de la tarea debes copiar las sentencias que has utilizado. Los datos deben ser los siguientes:</text:span></text:span></text:p>
        </text:list-item>
      </text:list>
      <text:p text:style-name="P6">Tabla PROFESORADO</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6">Codigo</text:p>
          </table:table-cell>
          <table:table-cell table:style-name="Tabla1.A1" office:value-type="string">
            <text:p text:style-name="P16">Nombre</text:p>
          </table:table-cell>
          <table:table-cell table:style-name="Tabla1.A1" office:value-type="string">
            <text:p text:style-name="P16">Apellidos</text:p>
          </table:table-cell>
          <table:table-cell table:style-name="Tabla1.A1" office:value-type="string">
            <text:p text:style-name="P16">DNI</text:p>
          </table:table-cell>
          <table:table-cell table:style-name="Tabla1.A1" office:value-type="string">
            <text:p text:style-name="P16">Especialidad</text:p>
          </table:table-cell>
          <table:table-cell table:style-name="Tabla1.A1" office:value-type="string">
            <text:p text:style-name="P16">Fecha_Nac</text:p>
          </table:table-cell>
          <table:table-cell table:style-name="Tabla1.A1" office:value-type="string">
            <text:p text:style-name="P16">Antiguedad</text:p>
          </table:table-cell>
        </table:table-row>
        <table:table-row>
          <table:table-cell table:style-name="Tabla1.A1" office:value-type="string">
            <text:p text:style-name="P16">2</text:p>
          </table:table-cell>
          <table:table-cell table:style-name="Tabla1.A1" office:value-type="string">
            <text:p text:style-name="P14">MARIA LUISA</text:p>
          </table:table-cell>
          <table:table-cell table:style-name="Tabla1.A1" office:value-type="string">
            <text:p text:style-name="P14">FABRE BERDUN</text:p>
          </table:table-cell>
          <table:table-cell table:style-name="Tabla1.A1" office:value-type="string">
            <text:p text:style-name="P14">51083099F</text:p>
          </table:table-cell>
          <table:table-cell table:style-name="Tabla1.A1" office:value-type="string">
            <text:p text:style-name="P14">TECNOLOGIA</text:p>
          </table:table-cell>
          <table:table-cell table:style-name="Tabla1.A1" office:value-type="string">
            <text:p text:style-name="P14">31/03/1975</text:p>
          </table:table-cell>
          <table:table-cell table:style-name="Tabla1.A1" office:value-type="string">
            <text:p text:style-name="P14">4</text:p>
          </table:table-cell>
        </table:table-row>
        <table:table-row>
          <table:table-cell table:style-name="Tabla1.A1" office:value-type="string">
            <text:p text:style-name="P16">3</text:p>
          </table:table-cell>
          <table:table-cell table:style-name="Tabla1.A1" office:value-type="string">
            <text:p text:style-name="P14">JAVIER</text:p>
          </table:table-cell>
          <table:table-cell table:style-name="Tabla1.A1" office:value-type="string">
            <text:p text:style-name="P14">JIMENEZ HERNANDO</text:p>
          </table:table-cell>
          <table:table-cell table:style-name="Tabla1.A1" office:value-type="string">
            <text:p text:style-name="P14"/>
          </table:table-cell>
          <table:table-cell table:style-name="Tabla1.A1" office:value-type="string">
            <text:p text:style-name="P14">LENGUA</text:p>
          </table:table-cell>
          <table:table-cell table:style-name="Tabla1.A1" office:value-type="string">
            <text:p text:style-name="P14">04/05/1969</text:p>
          </table:table-cell>
          <table:table-cell table:style-name="Tabla1.A1" office:value-type="string">
            <text:p text:style-name="P14">10</text:p>
          </table:table-cell>
        </table:table-row>
        <table:table-row>
          <table:table-cell table:style-name="Tabla1.A1" office:value-type="string">
            <text:p text:style-name="P16">4</text:p>
          </table:table-cell>
          <table:table-cell table:style-name="Tabla1.A1" office:value-type="string">
            <text:p text:style-name="P14">ESTEFANIA</text:p>
          </table:table-cell>
          <table:table-cell table:style-name="Tabla1.A1" office:value-type="string">
            <text:p text:style-name="P14">FERNANDEZ MARTINEZ</text:p>
          </table:table-cell>
          <table:table-cell table:style-name="Tabla1.A1" office:value-type="string">
            <text:p text:style-name="P14">19964324W</text:p>
          </table:table-cell>
          <table:table-cell table:style-name="Tabla1.A1" office:value-type="string">
            <text:p text:style-name="P14">INGLES</text:p>
          </table:table-cell>
          <table:table-cell table:style-name="Tabla1.A1" office:value-type="string">
            <text:p text:style-name="P14">22/06/1973</text:p>
          </table:table-cell>
          <table:table-cell table:style-name="Tabla1.A1" office:value-type="string">
            <text:p text:style-name="P14">5</text:p>
          </table:table-cell>
        </table:table-row>
        <table:table-row>
          <table:table-cell table:style-name="Tabla1.A1" office:value-type="string">
            <text:p text:style-name="P16">5</text:p>
          </table:table-cell>
          <table:table-cell table:style-name="Tabla1.A1" office:value-type="string">
            <text:p text:style-name="P14">JOSE M.</text:p>
          </table:table-cell>
          <table:table-cell table:style-name="Tabla1.A1" office:value-type="string">
            <text:p text:style-name="P14">ANERO PAYAN</text:p>
          </table:table-cell>
          <table:table-cell table:style-name="Tabla1.A1" office:value-type="string">
            <text:p text:style-name="P14"/>
          </table:table-cell>
          <table:table-cell table:style-name="Tabla1.A1" office:value-type="string">
            <text:p text:style-name="P14"/>
          </table:table-cell>
          <table:table-cell table:style-name="Tabla1.A1" office:value-type="string">
            <text:p text:style-name="P14"/>
          </table:table-cell>
          <table:table-cell table:style-name="Tabla1.A1" office:value-type="string">
            <text:p text:style-name="P14"/>
          </table:table-cell>
        </table:table-row>
      </table:table>
      <text:list xml:id="list8033403167630185298" text:style-name="L5">
        <text:list-header>
          <text:p text:style-name="P7"/>
          <text:p text:style-name="P7">Los datos que aparecen en blanco no deben utilizarse en las sentencias.</text:p>
        </text:list-header>
      </text:list>
      <text:p text:style-name="P12"><text:span text:style-name="Parrafo-Standard"/></text:p>
      <text:list xml:id="list40513012" text:continue-list="list40533729" text:style-name="L1">
        <text:list-item>
          <text:p text:style-name="P10"><text:span text:style-name="Parrafo-Standard"><text:span text:style-name="T2">Modifica los registros de la tabla </text:span></text:span><text:span text:style-name="Parrafo-Standard"><text:span text:style-name="T3">CURSOS</text:span></text:span><text:span text:style-name="Parrafo-Standard"><text:span text:style-name="T2"> para asignar a cada curso un profesor o profesora. Utiliza para ello la herramienta gráfica, entregando con la tarea una captura de pantalla de la pestaña Datos de esa tabla, donde se aprecien todos los cambios que has realizado. El profesorado que debes asignar a cada curso es:</text:span></text:span></text:p>
        </text:list-item>
      </text:list>
      <text:p text:style-name="P6">Tabla CURSOS</text:p>
      <table:table table:name="Tabla2" table:style-name="Tabla2">
        <table:table-column table:style-name="Tabla2.A"/>
        <table:table-column table:style-name="Tabla2.B"/>
        <table:table-row>
          <table:table-cell table:style-name="Tabla2.A1" office:value-type="string">
            <text:p text:style-name="P17">Codigo</text:p>
          </table:table-cell>
          <table:table-cell table:style-name="Tabla2.A1" office:value-type="string">
            <text:p text:style-name="P17">Cod_Profe</text:p>
          </table:table-cell>
        </table:table-row>
        <table:table-row>
          <table:table-cell table:style-name="Tabla2.A1" office:value-type="string">
            <text:p text:style-name="P17">1</text:p>
          </table:table-cell>
          <table:table-cell table:style-name="Tabla2.A1" office:value-type="string">
            <text:p text:style-name="P15">4</text:p>
          </table:table-cell>
        </table:table-row>
        <table:table-row>
          <table:table-cell table:style-name="Tabla2.A1" office:value-type="string">
            <text:p text:style-name="P17">2</text:p>
          </table:table-cell>
          <table:table-cell table:style-name="Tabla2.A1" office:value-type="string">
            <text:p text:style-name="P15">2</text:p>
          </table:table-cell>
        </table:table-row>
        <table:table-row>
          <table:table-cell table:style-name="Tabla2.A1" office:value-type="string">
            <text:p text:style-name="P17">3</text:p>
          </table:table-cell>
          <table:table-cell table:style-name="Tabla2.A1" office:value-type="string">
            <text:p text:style-name="P15">2</text:p>
          </table:table-cell>
        </table:table-row>
        <table:table-row>
          <table:table-cell table:style-name="Tabla2.A1" office:value-type="string">
            <text:p text:style-name="P17">4</text:p>
          </table:table-cell>
          <table:table-cell table:style-name="Tabla2.A1" office:value-type="string">
            <text:p text:style-name="P15">1</text:p>
          </table:table-cell>
        </table:table-row>
        <table:table-row>
          <table:table-cell table:style-name="Tabla2.A1" office:value-type="string">
            <text:p text:style-name="P17">5</text:p>
          </table:table-cell>
          <table:table-cell table:style-name="Tabla2.A1" office:value-type="string">
            <text:p text:style-name="P15">1</text:p>
          </table:table-cell>
        </table:table-row>
        <table:table-row>
          <table:table-cell table:style-name="Tabla2.A1" office:value-type="string">
            <text:p text:style-name="P17">6</text:p>
          </table:table-cell>
          <table:table-cell table:style-name="Tabla2.A1" office:value-type="string">
            <text:p text:style-name="P15">3</text:p>
          </table:table-cell>
        </table:table-row>
      </table:table>
      <text:list xml:id="list40523625" text:continue-numbering="true" text:style-name="L1">
        <text:list-header>
          <text:p text:style-name="P8"><text:span text:style-name="Parrafo-Standard"><text:span text:style-name="T2"/></text:span></text:p>
        </text:list-header>
        <text:list-item>
          <text:p text:style-name="P8"><text:bookmark text:name="yui_3_17_2_1_1645467072321_591"/><text:span text:style-name="Parrafo-Standard"><text:span text:style-name="T2">Modifica el registro de la </text:span></text:span><text:span text:style-name="Parrafo-Standard"><text:span text:style-name="T4">profesora "ESTEFANIA",</text:span></text:span><text:span text:style-name="Parrafo-Standard"><text:span text:style-name="T2"> usando sentencias SQL, y </text:span></text:span><text:span text:style-name="Parrafo-Standard"><text:span text:style-name="T4">cambia su fecha de nacimiento a "22/06/1974" y la antigüedad a 4</text:span></text:span><text:span text:style-name="Parrafo-Standard"><text:span text:style-name="T2">. En la entrega de la tarea debes copiar la sentencia que has utilizado.</text:span></text:span></text:p>
        </text:list-item>
        <text:list-item>
          <text:p text:style-name="P8"><text:span text:style-name="Parrafo-Standard"><text:span text:style-name="T2">Modifica las antigüedades de </text:span></text:span><text:span text:style-name="Parrafo-Standard"><text:span text:style-name="T4">todos los profesores y profesoras incrementándolas en 1 en todos los registros</text:span></text:span><text:span text:style-name="Parrafo-Standard"><text:span text:style-name="T2">. Debes hacerlo usando un sola sentencia SQL que debes copiar para la entrega de la tarea.</text:span></text:span></text:p>
        </text:list-item>
        <text:list-item>
          <text:p text:style-name="P8"><text:span text:style-name="Parrafo-Standard"><text:span text:style-name="T2">Elimina, de la tabla </text:span></text:span><text:span text:style-name="Parrafo-Standard"><text:span text:style-name="T3">CURSOS</text:span></text:span><text:span text:style-name="Parrafo-Standard"><text:span text:style-name="T2">, el registro del curso que tiene el </text:span></text:span><text:span text:style-name="Parrafo-Standard"><text:span text:style-name="T4">código 6</text:span></text:span><text:span text:style-name="Parrafo-Standard"><text:span text:style-name="T2">. Debes realizar esta acción desde la herramienta gráfica. Debes entregar una captura de pantalla de la ventana en la que vas a borrar el registro, justo antes de pulsar el botón Aceptar para confirmar el borrado.</text:span></text:span></text:p>
        </text:list-item>
        <text:list-item>
          <text:p text:style-name="P8"><text:span text:style-name="Parrafo-Standard"><text:span text:style-name="T2">Elimina, de la tabla </text:span></text:span><text:span text:style-name="Parrafo-Standard"><text:span text:style-name="T3">ALUMNADO</text:span></text:span><text:span text:style-name="Parrafo-Standard"><text:span text:style-name="T2">, aquellos registros asociados al </text:span></text:span><text:span text:style-name="Parrafo-Standard"><text:span text:style-name="T4">curso con código 3</text:span></text:span><text:span text:style-name="Parrafo-Standard"><text:span text:style-name="T2">. Debes hacerlo usando un sola sentencia SQL que debes copiar para la entrega de la tarea.</text:span></text:span></text:p>
        </text:list-item>
        <text:list-item>
          <text:p text:style-name="P8"><text:span text:style-name="Parrafo-Standard"><text:span text:style-name="T2">Inserta los registros de la tabla </text:span></text:span><text:span text:style-name="Parrafo-Standard"><text:span text:style-name="T3">ALUMNADO_NUEVO </text:span></text:span><text:span text:style-name="Parrafo-Standard"><text:span text:style-name="T2">en la tabla </text:span></text:span><text:span text:style-name="Parrafo-Standard"><text:span text:style-name="T3">ALUMNADO</text:span></text:span><text:span text:style-name="Parrafo-Standard"><text:span text:style-name="T2">. Debes hacerlo usando un sola sentencia SQL que debes copiar para la entrega de la tarea.</text:span></text:span></text:p>
        </text:list-item>
        <text:list-item>
          <text:p text:style-name="P8"><text:span text:style-name="Parrafo-Standard"><text:span text:style-name="T2">En la tabla </text:span></text:span><text:span text:style-name="Parrafo-Standard"><text:span text:style-name="T3">CURSOS</text:span></text:span><text:span text:style-name="Parrafo-Standard"><text:span text:style-name="T2">, actualiza el campo </text:span></text:span><text:span text:style-name="Parrafo-Standard"><text:span text:style-name="T3">Max_Alumn</text:span></text:span><text:span text:style-name="Parrafo-Standard"><text:span text:style-name="T2"> del registro del </text:span></text:span><text:span text:style-name="Parrafo-Standard"><text:span text:style-name="T4">curso con código 2</text:span></text:span><text:span text:style-name="Parrafo-Standard"><text:span text:style-name="T2">, asignándole el valor correspondiente al número total de alumnos y alumnas que hay en la tabla </text:span></text:span><text:span text:style-name="Parrafo-Standard"><text:span text:style-name="T3">ALUMNADO</text:span></text:span><text:span text:style-name="Parrafo-Standard"><text:span text:style-name="T2"> y que tienen asignado ese mismo curso.</text:span></text:span></text:p>
        </text:list-item>
        <text:list-item>
          <text:p text:style-name="P9"><text:span text:style-name="Parrafo-Standard"><text:span text:style-name="T2">Elimina de la tabla </text:span></text:span><text:span text:style-name="Parrafo-Standard"><text:span text:style-name="T3">ALUMNADO</text:span></text:span><text:span text:style-name="Parrafo-Standard"><text:span text:style-name="T2"> todos los registros asociados a los cursos que imparte la </text:span></text:span><text:span text:style-name="Parrafo-Standard"><text:span text:style-name="T4">profesora </text:span></text:span><text:span text:style-name="Parrafo-Standard"><text:span text:style-name="T2">cuyo nombre es </text:span></text:span><text:span text:style-name="Parrafo-Standard"><text:span text:style-name="T4">"NURIA"</text:span></text:span><text:span text:style-name="Parrafo-Standard"><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Poppins" svg:font-family="Poppi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arrafo-Standard" style:family="paragraph" style:parent-style-name="Standard" style:class="text">
      <style:paragraph-properties fo:margin-top="0cm" fo:margin-bottom="0.199cm"/>
      <style:text-properties style:font-name="Calibri"/>
    </style:style>
    <style:style style:name="Parrafo-Lista" style:family="paragraph" style:parent-style-name="Standard" style:class="text">
      <style:paragraph-properties fo:margin-top="0cm" fo:margin-bottom="0.199cm"/>
      <style:text-properties style:font-name="Calib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10pt" style:font-size-complex="10pt"/>
    </style:style>
    <style:style style:name="Emphasis" style:family="text">
      <style:text-properties fo:font-style="italic" style:font-style-asian="italic" style:font-style-complex="italic"/>
    </style:style>
    <style:style style:name="ACRONYM" style:family="text"/>
    <style:style style:name="Parrafo-Standard" style:family="text">
      <style:text-properties style:font-name="Calibri"/>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30T12:43:11.92</meta:creation-date>
    <dc:date>2022-02-21T20:29:22.02</dc:date>
    <meta:editing-duration>PT1H22M6S</meta:editing-duration>
    <meta:editing-cycles>4</meta:editing-cycles>
    <meta:generator>OpenOffice/4.1.11$Win32 OpenOffice.org_project/4111m1$Build-9808</meta:generator>
    <meta:document-statistic meta:table-count="2" meta:image-count="0" meta:object-count="0" meta:page-count="2" meta:paragraph-count="70" meta:word-count="509" meta:character-count="2982"/>
  </office:meta>
</office:document-meta>
</file>